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CborEncoderTests.encode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2CborEncoderTests.pojoConsumer( Pojo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2Cbor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2Cbor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2CborEncoderTests.canNot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